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_20_concave" draw:marker-end-width="0.20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none" draw:fill-color="#00b8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11" draw:textarea-horizontal-align="center" draw:textarea-vertical-align="middle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" draw:textarea-horizontal-align="center" draw:textarea-vertical-align="middle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2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3" draw:textarea-horizontal-align="center" draw:textarea-vertical-align="middle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19cm" svg:stroke-color="#999999" draw:marker-start-width="0.229cm" draw:marker-start-center="false" draw:marker-end="Line_20_Arrow" draw:marker-end-width="0.131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19cm" svg:stroke-color="#999999" draw:marker-start="Line_20_Arrow" draw:marker-start-width="0.131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131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3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4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5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6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7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8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9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9" style:family="graphic" style:parent-style-name="standard">
      <style:graphic-properties draw:fill-color="#c0c0c0" draw:textarea-horizontal-align="left" draw:textarea-vertical-align="top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2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794cm" svg:x="4.669cm" svg:y="3.159cm">
          <text:p/>
        </draw:rect>
        <draw:rect draw:style-name="gr2" draw:text-style-name="P1" draw:layer="layout" svg:width="0.254cm" svg:height="0.508cm" svg:x="4.556cm" svg:y="4.302cm">
          <text:p/>
        </draw:rect>
        <draw:rect draw:style-name="gr2" draw:text-style-name="P1" draw:id="id1" draw:layer="layout" svg:width="0.254cm" svg:height="0.508cm" svg:x="6.334cm" svg:y="4.302cm">
          <text:p/>
        </draw:rect>
        <draw:connector draw:style-name="gr3" draw:text-style-name="P1" draw:layer="layout" draw:type="curve" svg:x1="4.81cm" svg:y1="4.557cm" svg:x2="6.334cm" svg:y2="4.556cm" draw:end-shape="id1" draw:end-glue-point="3" svg:d="m4810 4557c768 0 6-1 1524-1">
          <text:p/>
        </draw:connector>
        <draw:frame draw:style-name="gr4" draw:text-style-name="P2" draw:layer="layout" svg:width="4.24cm" svg:height="0.721cm" svg:x="3.476cm" svg:y="6.228cm">
          <draw:text-box>
            <text:p text:style-name="P1"><text:span text:style-name="T1">Embedded Platform</text:span></text:p>
          </draw:text-box>
        </draw:frame>
        <draw:rect draw:style-name="gr1" draw:text-style-name="P1" draw:layer="layout" svg:width="1.778cm" svg:height="2.794cm" svg:x="12.543cm" svg:y="3.032cm">
          <text:p/>
        </draw:rect>
        <draw:rect draw:style-name="gr2" draw:text-style-name="P1" draw:id="id4" draw:layer="layout" svg:width="0.254cm" svg:height="0.508cm" svg:x="14.194cm" svg:y="3.35cm">
          <text:p/>
        </draw:rect>
        <draw:rect draw:style-name="gr2" draw:text-style-name="P1" draw:id="id3" draw:layer="layout" svg:width="0.254cm" svg:height="0.508cm" svg:x="14.194cm" svg:y="4.175cm">
          <text:p/>
        </draw:rect>
        <draw:connector draw:style-name="gr3" draw:text-style-name="P1" draw:layer="layout" draw:type="curve" svg:x1="12.684cm" svg:y1="4.429cm" svg:x2="14.194cm" svg:y2="4.429cm" draw:start-shape="id2" draw:start-glue-point="1" draw:end-shape="id3" draw:end-glue-point="3" svg:d="m12684 4429h1510">
          <text:p/>
        </draw:connector>
        <draw:connector draw:style-name="gr3" draw:text-style-name="P1" draw:layer="layout" draw:type="curve" svg:x1="12.684cm" svg:y1="4.429cm" svg:x2="14.194cm" svg:y2="3.604cm" draw:start-shape="id2" draw:start-glue-point="1" draw:end-shape="id4" draw:end-glue-point="3" svg:d="m12684 4429c1132 0 378-825 1510-825">
          <text:p/>
        </draw:connector>
        <draw:frame draw:style-name="gr4" draw:text-style-name="P2" draw:layer="layout" svg:width="3.512cm" svg:height="0.721cm" svg:x="11.795cm" svg:y="6.113cm">
          <draw:text-box>
            <text:p text:style-name="P1"><text:span text:style-name="T1">Backend Server</text:span></text:p>
          </draw:text-box>
        </draw:frame>
        <draw:rect draw:style-name="gr2" draw:text-style-name="P1" draw:id="id5" draw:layer="layout" svg:width="0.254cm" svg:height="0.508cm" svg:x="14.194cm" svg:y="5.022cm">
          <text:p/>
        </draw:rect>
        <draw:rect draw:style-name="gr2" draw:text-style-name="P1" draw:id="id2" draw:layer="layout" svg:width="0.254cm" svg:height="0.508cm" svg:x="12.43cm" svg:y="4.175cm">
          <text:p/>
        </draw:rect>
        <draw:connector draw:style-name="gr3" draw:text-style-name="P1" draw:layer="layout" draw:type="curve" svg:x1="12.684cm" svg:y1="4.429cm" svg:x2="14.194cm" svg:y2="5.276cm" draw:start-shape="id2" draw:start-glue-point="1" draw:end-shape="id5" draw:end-glue-point="3" svg:d="m12684 4429c1132 0 378 847 1510 847">
          <text:p/>
        </draw:connector>
        <draw:custom-shape draw:style-name="gr5" draw:text-style-name="P1" draw:id="id13" draw:layer="layout" svg:width="0.508cm" svg:height="0.635cm" svg:x="15.097cm" svg:y="3.2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ircle draw:style-name="gr6" draw:text-style-name="P3" draw:id="id7" draw:layer="layout" svg:width="0.254cm" svg:height="0.254cm" svg:x="4.556cm" svg:y="4.429cm">
          <text:p text:style-name="P1"><text:span text:style-name="T2">1</text:span></text:p>
        </draw:circle>
        <draw:circle draw:style-name="gr6" draw:text-style-name="P3" draw:id="id8" draw:layer="layout" svg:width="0.254cm" svg:height="0.254cm" svg:x="6.334cm" svg:y="4.429cm">
          <text:p text:style-name="P1"><text:span text:style-name="T2">2</text:span></text:p>
        </draw:circle>
        <draw:circle draw:style-name="gr6" draw:text-style-name="P3" draw:id="id11" draw:layer="layout" svg:width="0.254cm" svg:height="0.254cm" svg:x="12.43cm" svg:y="4.302cm">
          <text:p text:style-name="P1"><text:span text:style-name="T2">3</text:span></text:p>
        </draw:circle>
        <draw:circle draw:style-name="gr6" draw:text-style-name="P3" draw:id="id12" draw:layer="layout" svg:width="0.254cm" svg:height="0.254cm" svg:x="14.208cm" svg:y="3.477cm">
          <text:p text:style-name="P1"><text:span text:style-name="T2">4</text:span></text:p>
        </draw:circle>
        <draw:circle draw:style-name="gr6" draw:text-style-name="P3" draw:id="id14" draw:layer="layout" svg:width="0.254cm" svg:height="0.254cm" svg:x="14.208cm" svg:y="4.302cm">
          <text:p text:style-name="P1"><text:span text:style-name="T2">5</text:span></text:p>
        </draw:circle>
        <draw:circle draw:style-name="gr6" draw:text-style-name="P3" draw:id="id16" draw:layer="layout" svg:width="0.254cm" svg:height="0.254cm" svg:x="14.208cm" svg:y="5.128cm">
          <text:p text:style-name="P1"><text:span text:style-name="T2">6</text:span></text:p>
        </draw:circle>
        <draw:g draw:id="id9">
          <draw:path draw:style-name="gr7" draw:text-style-name="P4" draw:layer="layout" svg:width="0.048cm" svg:height="0.978cm" svg:x="7.631cm" svg:y="4.07cm" svg:viewBox="0 0 49 979" svg:d="m0 967c0-323 0-646 0-967 16 2 32 5 49 6 0 322 0 646 0 967-19 12-33 4-49-6z">
            <text:p/>
          </draw:path>
          <draw:path draw:style-name="gr8" draw:text-style-name="P4" draw:layer="layout" svg:width="0.398cm" svg:height="0.695cm" svg:x="7.493cm" svg:y="4.07cm" svg:viewBox="0 0 399 696" svg:d="m125 679c-56 55-125-35-125-121 0-33 0-145 0-179 0-86 7-127 42-167 71-79 170-164 254-204 23-11 103-20 103 40 0 32 0 127 0 159 0 142 1 254-36 274-81 43-169 129-238 198z">
            <text:p/>
          </draw:path>
          <draw:path draw:style-name="gr9" draw:text-style-name="P4" draw:layer="layout" svg:width="0.786cm" svg:height="0.272cm" svg:x="7.661cm" svg:y="4.378cm" svg:viewBox="0 0 787 273" svg:d="m10 93c-14-34-12-67 0-93 259 61 518 119 777 182 0 30 0 59 0 91-257-58-516-119-777-180z">
            <text:p/>
          </draw:path>
          <draw:ellipse draw:style-name="gr10" draw:text-style-name="P4" draw:layer="layout" svg:width="0.043cm" svg:height="0.091cm" draw:transform="skewX (-0.0439822971502488) rotate (-0.188146493366139) translate (8.439cm 4.558cm)">
            <text:p/>
          </draw:ellipse>
          <draw:ellipse draw:style-name="gr11" draw:text-style-name="P4" draw:layer="layout" svg:width="0.053cm" svg:height="0.031cm" draw:transform="skewX (-0.032288591161889) rotate (-0.152716309550662) translate (7.633cm 4.057cm)">
            <text:p/>
          </draw:ellipse>
        </draw:g>
        <draw:g draw:id="id10">
          <draw:g>
            <draw:path draw:style-name="gr12" draw:text-style-name="P4" draw:layer="layout" svg:width="0.808cm" svg:height="0.245cm" draw:transform="skewX (-0.0038397243543868) rotate (3.12413936106926) translate (11.3581515839789cm 4.41871802846842cm)" svg:viewBox="0 0 809 246" svg:d="m13-8360c-22-25-9-54-9-80 260 57 519 104 781 165 21 1 35 60 10 81-263-57-518-106-782-166z">
              <text:p/>
            </draw:path>
          </draw:g>
          <draw:path draw:style-name="gr13" draw:text-style-name="P4" draw:layer="layout" svg:width="0.4cm" svg:height="0.62cm" draw:transform="skewX (0.0033161255787886) rotate (3.09830848813975) translate (11.5739762846583cm 4.61472952839522cm)" svg:viewBox="0 0 401 621" svg:d="m126-7611c-55 46-124-37-123-105 4-30 0-136-3-159-2-79 9-123 45-158 69-65 164-140 253-177 19-10 102-24 100 33 2 29 1 117 3 141-1 132 5 231-34 245-80 41-170 115-241 180z">
            <text:p/>
          </draw:path>
          <draw:g>
            <draw:path draw:style-name="gr14" draw:text-style-name="P4" draw:layer="layout" svg:width="0.048cm" svg:height="0.868cm" svg:x="11.396cm" svg:y="4.009cm" svg:viewBox="0 0 49 869" svg:d="m0 858c0-285 0-573 0-858 16 2 32 4 49 5 0 288 0 573 0 859-19 11-35 4-49-6z">
              <text:p/>
            </draw:path>
            <draw:ellipse draw:style-name="gr15" draw:text-style-name="P4" draw:layer="layout" svg:width="0.049cm" svg:height="0.028cm" draw:transform="rotate (-0.141895268188298) translate (11.397cm 3.997cm)">
              <text:p/>
            </draw:ellipse>
          </draw:g>
        </draw:g>
        <draw:g>
          <draw:g>
            <draw:line draw:style-name="gr16" draw:text-style-name="P4" draw:layer="layout" svg:x1="8.846cm" svg:y1="4.326cm" svg:x2="9.55cm" svg:y2="4.465cm">
              <text:p/>
            </draw:line>
            <draw:line draw:style-name="gr17" draw:text-style-name="P4" draw:layer="layout" svg:x1="9.397cm" svg:y1="4.318cm" svg:x2="10.101cm" svg:y2="4.456cm">
              <text:p/>
            </draw:line>
            <draw:line draw:style-name="gr18" draw:text-style-name="P4" draw:layer="layout" svg:x1="9.552cm" svg:y1="4.464cm" svg:x2="9.397cm" svg:y2="4.318cm">
              <text:p/>
            </draw:line>
          </draw:g>
          <draw:g>
            <draw:line draw:style-name="gr19" draw:text-style-name="P4" draw:layer="layout" svg:x1="9.013cm" svg:y1="4.417cm" svg:x2="9.717cm" svg:y2="4.556cm">
              <text:p/>
            </draw:line>
            <draw:line draw:style-name="gr20" draw:text-style-name="P4" draw:layer="layout" svg:x1="9.567cm" svg:y1="4.409cm" svg:x2="10.271cm" svg:y2="4.548cm">
              <text:p/>
            </draw:line>
            <draw:line draw:style-name="gr21" draw:text-style-name="P4" draw:layer="layout" svg:x1="9.722cm" svg:y1="4.555cm" svg:x2="9.567cm" svg:y2="4.409cm">
              <text:p/>
            </draw:line>
          </draw:g>
        </draw:g>
        <draw:g draw:id="id17">
          <draw:rect draw:style-name="gr22" draw:text-style-name="P5" draw:layer="layout" svg:width="0.179cm" svg:height="0.028cm" svg:x="15.259cm" svg:y="5.516cm">
            <text:p/>
          </draw:rect>
          <draw:rect draw:style-name="gr23" draw:text-style-name="P5" draw:layer="layout" svg:width="0.526cm" svg:height="0.03cm" svg:x="15.079cm" svg:y="5.456cm">
            <text:p/>
          </draw:rect>
          <draw:rect draw:style-name="gr24" draw:text-style-name="P5" draw:layer="layout" svg:width="0.526cm" svg:height="0.519cm" svg:x="15.079cm" svg:y="4.937cm">
            <text:p/>
          </draw:rect>
          <draw:rect draw:style-name="gr25" draw:text-style-name="P5" draw:layer="layout" svg:width="0.402cm" svg:height="0.4cm" svg:x="15.135cm" svg:y="4.996cm">
            <text:p/>
          </draw:rect>
          <draw:line draw:style-name="gr26" draw:text-style-name="P5" draw:layer="layout" svg:x1="15.504cm" svg:y1="5.425cm" svg:x2="15.515cm" svg:y2="5.425cm">
            <text:p/>
          </draw:line>
          <draw:line draw:style-name="gr27" draw:text-style-name="P5" draw:layer="layout" svg:x1="15.259cm" svg:y1="5.514cm" svg:x2="15.203cm" svg:y2="5.485cm">
            <text:p/>
          </draw:line>
          <draw:line draw:style-name="gr28" draw:text-style-name="P5" draw:layer="layout" svg:x1="15.439cm" svg:y1="5.514cm" svg:x2="15.495cm" svg:y2="5.485cm">
            <text:p/>
          </draw:line>
          <draw:line draw:style-name="gr29" draw:text-style-name="P5" draw:layer="layout" svg:x1="15.259cm" svg:y1="5.544cm" svg:x2="15.137cm" svg:y2="5.553cm">
            <text:p/>
          </draw:line>
          <draw:line draw:style-name="gr30" draw:text-style-name="P5" draw:layer="layout" svg:x1="15.439cm" svg:y1="5.544cm" svg:x2="15.561cm" svg:y2="5.553cm">
            <text:p/>
          </draw:line>
          <draw:rect draw:style-name="gr31" draw:text-style-name="P5" draw:layer="layout" svg:width="0.424cm" svg:height="0.019cm" svg:x="15.137cm" svg:y="5.553cm">
            <text:p/>
          </draw:rect>
        </draw:g>
        <draw:g draw:id="id6">
          <draw:glue-point draw:id="4" svg:x="4.955cm" svg:y="-4.965cm" draw:escape-direction="right"/>
          <draw:glue-point draw:id="5" svg:x="4.955cm" svg:y="4.965cm" draw:escape-direction="right"/>
          <draw:glue-point draw:id="6" svg:x="4.926cm" svg:y="-4.056cm"/>
          <draw:line draw:style-name="gr32" draw:text-style-name="P6" draw:layer="layout" svg:x1="2.641cm" svg:y1="4.59cm" svg:x2="3.028cm" svg:y2="4.591cm">
            <text:p/>
          </draw:line>
          <draw:line draw:style-name="gr33" draw:text-style-name="P6" draw:layer="layout" svg:x1="3.026cm" svg:y1="4.384cm" svg:x2="3.028cm" svg:y2="4.87cm">
            <text:p/>
          </draw:line>
          <draw:line draw:style-name="gr34" draw:text-style-name="P6" draw:layer="layout" svg:x1="3.026cm" svg:y1="4.52cm" svg:x2="3.413cm" svg:y2="4.242cm">
            <text:p/>
          </draw:line>
          <draw:line draw:style-name="gr35" draw:text-style-name="P6" draw:layer="layout" svg:x1="3.413cm" svg:y1="4.937cm" svg:x2="3.026cm" svg:y2="4.659cm">
            <text:p/>
          </draw:line>
          <draw:line draw:style-name="gr36" draw:text-style-name="P6" draw:layer="layout" svg:x1="3.205cm" svg:y1="4.784cm" svg:x2="3.332cm" svg:y2="4.875cm">
            <text:p/>
          </draw:line>
          <draw:line draw:style-name="gr37" draw:text-style-name="P6" draw:layer="layout" svg:x1="2.577cm" svg:y1="4.312cm" svg:x2="2.816cm" svg:y2="4.481cm">
            <text:p/>
          </draw:line>
          <draw:line draw:style-name="gr38" draw:text-style-name="P6" draw:layer="layout" svg:x1="2.731cm" svg:y1="4.175cm" svg:x2="2.97cm" svg:y2="4.344cm">
            <text:p/>
          </draw:line>
        </draw:g>
        <draw:custom-shape draw:style-name="gr39" draw:text-style-name="P7" draw:id="id15" draw:layer="layout" svg:width="0.508cm" svg:height="0.508cm" svg:x="15.097cm" svg:y="4.175cm">
          <text:p/>
          <draw:enhanced-geometry svg:viewBox="0 0 21600 21600" draw:glue-points="10800 0 0 10800 10800 21600 21600 10800" draw:text-areas="0 0 21600 ?f11" draw:type="paper" draw:modifiers="13664.440078585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3.413cm" svg:y1="4.556cm" svg:x2="4.556cm" svg:y2="4.556cm" draw:start-shape="id6" draw:start-glue-point="1" draw:end-shape="id7" draw:end-glue-point="3" svg:d="m3413 4556h1143">
          <text:p/>
        </draw:connector>
        <draw:connector draw:style-name="gr3" draw:text-style-name="P1" draw:layer="layout" draw:type="line" svg:x1="6.588cm" svg:y1="4.556cm" svg:x2="7.493cm" svg:y2="4.555cm" draw:start-shape="id8" draw:start-glue-point="1" draw:end-shape="id9" draw:end-glue-point="3" svg:d="m6588 4556 905-1">
          <text:p/>
        </draw:connector>
        <draw:connector draw:style-name="gr3" draw:text-style-name="P1" draw:layer="layout" draw:type="line" svg:x1="11.594cm" svg:y1="4.434cm" svg:x2="12.43cm" svg:y2="4.429cm" draw:start-shape="id10" draw:start-glue-point="1" draw:end-shape="id11" draw:end-glue-point="3" svg:d="m11594 4434 836-5">
          <text:p/>
        </draw:connector>
        <draw:connector draw:style-name="gr3" draw:text-style-name="P1" draw:layer="layout" draw:type="line" svg:x1="14.462cm" svg:y1="3.604cm" svg:x2="15.097cm" svg:y2="3.603cm" draw:start-shape="id12" draw:start-glue-point="1" draw:end-shape="id13" draw:end-glue-point="6" svg:d="m14462 3604 635-1">
          <text:p/>
        </draw:connector>
        <draw:connector draw:style-name="gr3" draw:text-style-name="P1" draw:layer="layout" draw:type="line" svg:x1="14.462cm" svg:y1="4.429cm" svg:x2="15.097cm" svg:y2="4.428cm" draw:start-shape="id14" draw:start-glue-point="1" draw:end-shape="id15" draw:end-glue-point="5" svg:d="m14462 4429 635-1">
          <text:p/>
        </draw:connector>
        <draw:connector draw:style-name="gr3" draw:text-style-name="P1" draw:layer="layout" draw:type="line" svg:x1="14.462cm" svg:y1="5.255cm" svg:x2="15.079cm" svg:y2="5.254cm" draw:start-shape="id16" draw:start-glue-point="1" draw:end-shape="id17" svg:d="m14462 5255 617-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e6e6e6" draw:end-color="#666666" draw:start-intensity="100%" draw:end-intensity="100%" draw:angle="0" draw:border="0%"/>
    <draw:gradient draw:name="Gradient_20_12" draw:display-name="Gradient 12" draw:style="linear" draw:start-color="#e6e6e6" draw:end-color="#666666" draw:start-intensity="100%" draw:end-intensity="100%" draw:angle="0" draw:border="0%"/>
    <draw:gradient draw:name="Gradient_20_13" draw:display-name="Gradient 13" draw:style="linear" draw:start-color="#e6e6e6" draw:end-color="#666666" draw:start-intensity="100%" draw:end-intensity="100%" draw:angle="0" draw:border="0%"/>
    <draw:gradient draw:name="Gradient_20_7" draw:display-name="Gradient 7" draw:style="linear" draw:start-color="#e6e6e6" draw:end-color="#99999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153" draw:display-name="Bitmape 153" xlink:href="Pictures/10000000000000200000002000309F1C.png" xlink:type="simple" xlink:show="embed" xlink:actuate="onLoad"/>
    <draw:fill-image draw:name="Bitmape_20_154" draw:display-name="Bitmape 154" xlink:href="Pictures/10000000000000200000002000309F1C.png" xlink:type="simple" xlink:show="embed" xlink:actuate="onLoad"/>
    <draw:fill-image draw:name="Bitmape_20_155" draw:display-name="Bitmape 155" xlink:href="Pictures/10000000000000200000002000309F1C.png" xlink:type="simple" xlink:show="embed" xlink:actuate="onLoad"/>
    <draw:fill-image draw:name="Bitmape_20_156" draw:display-name="Bitmape 156" xlink:href="Pictures/10000000000000200000002000309F1C.png" xlink:type="simple" xlink:show="embed" xlink:actuate="onLoad"/>
    <draw:fill-image draw:name="Bitmape_20_157" draw:display-name="Bitmape 157" xlink:href="Pictures/10000000000000200000002000309F1C.png" xlink:type="simple" xlink:show="embed" xlink:actuate="onLoad"/>
    <draw:fill-image draw:name="Bitmape_20_158" draw:display-name="Bitmape 158" xlink:href="Pictures/10000000000000200000002000309F1C.png" xlink:type="simple" xlink:show="embed" xlink:actuate="onLoad"/>
    <draw:fill-image draw:name="Bitmape_20_159" draw:display-name="Bitmape 159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Extrémité_20_de_20_ligne_20_15" draw:display-name="Extrémité de ligne 15" svg:viewBox="0 0 140 140" svg:d="m70 0 70 140h-14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Arno Puder</meta:initial-creator>
    <meta:creation-date>2009-02-24T14:34:29.79</meta:creation-date>
    <dc:date>2009-03-02T12:40:30</dc:date>
    <meta:editing-duration>PT07H16M08S</meta:editing-duration>
    <meta:editing-cycles>6</meta:editing-cycles>
    <meta:generator>OpenOffice.org/3.0$Unix OpenOffice.org_project/300m15$Build-9379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